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6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.999cm" svg:y="1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3.999cm" svg:y="1.999cm">
          <text:p text:style-name="P1">Route Inf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3cm" svg:x="1.999cm" svg:y="3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cm" svg:x="1.999cm" svg:y="16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6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4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2cm" svg:x="2.999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4cm" svg:x="2.998cm" svg:y="10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cm" svg:height="0.962cm" svg:x="3cm" svg:y="5cm">
          <draw:text-box>
            <text:p>Title : _____________</text:p>
          </draw:text-box>
        </draw:frame>
        <draw:frame draw:style-name="gr4" draw:layer="layout" svg:width="7cm" svg:height="0.962cm" svg:x="3cm" svg:y="7cm">
          <draw:text-box>
            <text:p>Short description</text:p>
          </draw:text-box>
        </draw:frame>
        <draw:frame draw:style-name="gr4" draw:layer="layout" svg:width="7cm" svg:height="0.962cm" svg:x="3cm" svg:y="10cm">
          <draw:text-box>
            <text:p>Long description</text:p>
          </draw:text-box>
        </draw:frame>
        <draw:custom-shape draw:style-name="gr2" draw:text-style-name="P1" draw:layer="layout" svg:width="7cm" svg:height="1.025cm" svg:x="2.974cm" svg:y="14.975cm">
          <text:p text:style-name="P1">Nex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a </meta:initial-creator>
    <meta:creation-date>2013-11-06T22:07:23</meta:creation-date>
    <dc:date>2013-11-07T22:16:13</dc:date>
    <dc:creator>asha </dc:creator>
    <meta:editing-duration>P0D</meta:editing-duration>
    <meta:editing-cycles>4</meta:editing-cycles>
    <meta:generator>LibreOffice/3.5$Linux_X86_64 LibreOffice_project/350m1$Build-2</meta:generator>
    <meta:document-statistic meta:object-count="13"/>
  </office:meta>
</office:document-meta>
</file>